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あずきフォントB1" svg:font-family="あずきフォントB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10.925cm" fo:min-width="17.683cm" fo:padding-top="0.13cm" fo:padding-bottom="0.13cm" fo:padding-left="0.259cm" fo:padding-right="0.259cm" fo:wrap-option="wrap" draw:shadow="hidden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4.39cm" fo:min-width="17.683cm" fo:padding-top="0.13cm" fo:padding-bottom="0.13cm" fo:padding-left="0.259cm" fo:padding-right="0.259cm" fo:wrap-option="wrap" draw:shadow="hidden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 draw:shadow="hidden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25cm" fo:min-width="0.674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41cm" fo:min-width="0.317cm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59cm" fo:min-width="0.309cm" fo:padding-top="0.125cm" fo:padding-bottom="0.125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3.262cm" fo:min-width="1.139cm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11cm" fo:min-width="0cm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1cm" fo:min-width="0.083cm" fo:padding-top="0.125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cm" fo:min-width="0.085cm" fo:padding-top="0.125cm" fo:padding-bottom="0.125cm" fo:padding-left="0.25cm" fo:padding-right="0.25cm" fo:wrap-option="wrap" draw:shadow="hidden"/>
    </style:style>
    <style:style style:name="gr13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14cm" fo:min-width="0.267cm" fo:padding-top="0.125cm" fo:padding-bottom="0.125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73cm" fo:min-width="0.034cm" fo:padding-top="0.125cm" fo:padding-bottom="0.125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88cm" fo:min-width="0.029cm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343cm" fo:min-width="0.779cm" fo:padding-top="0.125cm" fo:padding-bottom="0.125cm" fo:padding-left="0.25cm" fo:padding-right="0.25cm" fo:wrap-option="wrap" draw:shadow="hidden"/>
    </style:style>
    <style:style style:name="gr18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54cm" fo:min-width="0cm" fo:padding-top="0.125cm" fo:padding-bottom="0.125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597cm" fo:min-width="0.118cm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15cm" fo:min-width="0cm" fo:padding-top="0.125cm" fo:padding-bottom="0.125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23cm" fo:min-width="0cm" fo:padding-top="0.125cm" fo:padding-bottom="0.125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642cm" fo:min-width="0.362cm" fo:padding-top="0.125cm" fo:padding-bottom="0.125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181cm" fo:min-width="1.77cm" fo:padding-top="0.125cm" fo:padding-bottom="0.125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4.554cm" fo:min-width="3.646cm" fo:padding-top="0.125cm" fo:padding-bottom="0.125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1cm" fo:min-width="2.224cm" fo:padding-top="0.125cm" fo:padding-bottom="0.125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416cm" fo:min-width="2.369cm" fo:padding-top="0.125cm" fo:padding-bottom="0.125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9.878cm" fo:min-width="5.522cm" fo:padding-top="0.125cm" fo:padding-bottom="0.125cm" fo:padding-left="0.25cm" fo:padding-right="0.25cm" fo:wrap-option="wrap" draw:shadow="hidden"/>
    </style:style>
    <style:style style:name="gr3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3cm" fo:min-width="0.449cm" fo:padding-top="0.125cm" fo:padding-bottom="0.125cm" fo:padding-left="0.25cm" fo:padding-right="0.25cm" fo:wrap-option="wrap" draw:shadow="hidden"/>
    </style:style>
    <style:style style:name="gr3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4cm" fo:min-width="0.449cm" fo:padding-top="0.125cm" fo:padding-bottom="0.125cm" fo:padding-left="0.25cm" fo:padding-right="0.25cm" fo:wrap-option="wrap" draw:shadow="hidden"/>
    </style:style>
    <style:style style:name="gr32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49cm" fo:min-width="0cm" fo:padding-top="0.125cm" fo:padding-bottom="0.125cm" fo:padding-left="0.25cm" fo:padding-right="0.25cm" fo:wrap-option="wrap" draw:shadow="hidden"/>
    </style:style>
    <style:style style:name="gr33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5cm" fo:min-width="0cm" fo:padding-top="0.125cm" fo:padding-bottom="0.125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982cm" fo:min-width="1.664cm" fo:padding-top="0.125cm" fo:padding-bottom="0.125cm" fo:padding-left="0.25cm" fo:padding-right="0.25cm" fo:wrap-option="wrap" draw:shadow="hidden"/>
    </style:style>
    <style:style style:name="gr35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31cm" fo:min-width="0.507cm" fo:padding-top="0.125cm" fo:padding-bottom="0.125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357cm" fo:min-width="0cm" fo:padding-top="0.125cm" fo:padding-bottom="0.125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1cm" fo:min-width="0cm" fo:padding-top="0.125cm" fo:padding-bottom="0.125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7cm" fo:min-width="0cm" fo:padding-top="0.125cm" fo:padding-bottom="0.125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103cm" fo:min-width="0.254cm" fo:padding-top="0.125cm" fo:padding-bottom="0.125cm" fo:padding-left="0.25cm" fo:padding-right="0.25cm" fo:wrap-option="wrap" draw:shadow="hidden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2cm" draw:shadow="hidden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 draw:shadow="hidden"/>
      <style:paragraph-properties style:writing-mode="lr-tb"/>
    </style:style>
    <style:style style:name="gr43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2999992370605pt" fo:text-shadow="1pt 1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.2999992370605pt" fo:text-shadow="1pt 1pt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fd095" loext:opacity="100%" style:font-name="あずきフォントB" fo:font-size="28pt" fo:font-weight="bold" style:font-name-asian="あずきフォントB" style:font-size-asian="24pt" style:font-weight-asian="bold" style:font-size-complex="24pt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fd095" loext:opacity="100%" style:font-name="あずきフォントB" fo:font-size="28pt" fo:font-weight="bold" style:font-name-asian="あずきフォントB" style:font-size-asian="24pt" style:font-weight-asian="bold" style:font-size-complex="24pt" style:font-weight-complex="bold" fo:hyphenate="false"/>
    </style:style>
    <style:style style:name="P11" style:family="paragraph">
      <loext:graphic-properties draw:fill="none" draw:fill-color="#ffffff"/>
      <style:paragraph-properties style:writing-mode="lr-tb"/>
      <style:text-properties style:font-name="あずきフォントB" fo:font-size="26pt" fo:font-weight="bold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 style:font-name="あずきフォントB" fo:font-size="20pt" style:font-name-asian="あずきフォントB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177.899993896484pt" fo:letter-spacing="normal" fo:language="en" fo:country="US" fo:font-style="normal" fo:text-shadow="1pt 1pt" style:text-underline-style="none" fo:font-weight="normal" fo:background-color="transparent" style:font-name-asian="ＭＳ Ｐゴシック" style:font-size-asian="177.899993896484pt" style:font-style-asian="normal" style:font-weight-asian="normal" style:font-size-complex="177.89999389648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66pt" fo:letter-spacing="normal" fo:language="en" fo:country="US" fo:font-style="normal" fo:text-shadow="1pt 1pt" style:text-underline-style="none" fo:font-weight="normal" fo:background-color="transparent" style:font-name-asian="ＭＳ Ｐゴシック" style:font-size-asian="66pt" style:language-asian="ja" style:country-asian="JP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88pt" fo:letter-spacing="normal" fo:language="en" fo:country="US" fo:font-style="normal" fo:text-shadow="1pt 1pt" style:text-underline-style="none" fo:font-weight="normal" fo:background-color="transparent" style:font-name-asian="ＭＳ Ｐゴシック" style:font-size-asian="88pt" style:language-asian="ja" style:country-asian="JP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" fo:font-size="28pt" fo:letter-spacing="normal" fo:language="en" fo:country="US" fo:font-style="normal" style:text-underline-style="none" fo:font-weight="bold" fo:background-color="transparent" style:font-name-asian="あずきフォントB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" fo:font-size="28pt" fo:letter-spacing="normal" fo:language="en" fo:country="US" fo:font-style="normal" style:text-underline-style="none" fo:font-weight="bold" fo:background-color="transparent" style:font-name-asian="あずきフォントB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T6" style:family="text">
      <style:text-properties style:font-name="あずきフォントB" fo:font-size="26pt" fo:font-weight="bold" style:font-size-asian="26pt" style:font-size-complex="26pt"/>
    </style:style>
    <style:style style:name="T7" style:family="text">
      <style:text-properties fo:color="#ffffff" loext:opacity="100%" style:font-name="あずきフォントB" fo:font-size="20pt" style:font-name-asian="あずきフォントB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 presentation:presentation-page-layout-name="AL1T0">
        <office:forms form:automatic-focus="false" form:apply-design-mode="false"/>
        <draw:custom-shape draw:name="正方形/長方形 3" draw:style-name="gr1" draw:text-style-name="P1" draw:layer="layout" svg:width="18.2cm" svg:height="11.184cm" svg:x="0cm" svg:y="1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4.6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6.199cm" svg:height="11.514cm" svg:x="1cm" svg:y="-0.906cm">
          <text:p text:style-name="P3"><text:span text:style-name="T1">R</text:span><text:span text:style-name="T2">で読む</text:span></text:p>
          <text:p text:style-name="P3"><text:span text:style-name="T3">Excel</text:span><text:span text:style-name="T2">ファイ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912cm" svg:height="1.001cm" svg:x="1.191cm" svg:y="0.549cm">
          <svg:desc>http://127.0.0.1:32189/graphics/87dd313e-1cd4-47be-a2e8-f77eaaadf3ee.png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34">
          <draw:custom-shape draw:name="円/楕円 9" draw:style-name="gr5" draw:text-style-name="P6" draw:layer="layout" svg:width="1.66cm" svg:height="2.227cm" svg:x="9.266cm" svg:y="15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1.155cm" svg:height="2.531cm" draw:transform="skewX (-0.0804596785169386) rotate (-0.566882941047759) translate (9.012cm 16.86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1.143cm" svg:height="2.557cm" draw:transform="skewX (0.0652753140245878) rotate (0.427605666738611) translate (10.331cm 17.5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2.317cm" svg:height="4.966cm" svg:x="8.917cm" svg:y="16.4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68cm" svg:height="0.367cm" svg:x="9.57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69cm" svg:height="0.367cm" svg:x="10.284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115cm" svg:height="0.138cm" svg:x="10.397cm" svg:y="15.8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115cm" svg:height="0.138cm" svg:x="9.691cm" svg:y="15.86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941cm" svg:height="0.538cm" draw:transform="skewX (-0.077841684638947) rotate (2.60996536343232) translate (9.809cm 21.87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2" draw:text-style-name="P8" draw:layer="layout" svg:width="0.945cm" svg:height="0.536cm" draw:transform="skewX (0.0818559419185341) rotate (-2.56650666505766) translate (11.153cm 21.386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3" draw:text-style-name="P8" draw:layer="layout" svg:width="0.553cm" svg:height="0.367cm" svg:x="9.842cm" svg:y="16.11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4" draw:text-style-name="P6" draw:layer="layout" svg:width="1.083cm" svg:height="1.644cm" svg:x="6.183cm" svg:y="12.7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5" draw:text-style-name="P6" draw:layer="layout" svg:width="0.754cm" svg:height="1.871cm" draw:transform="skewX (-0.0815068760681353) rotate (-0.567057473972958) translate (5.949cm 13.74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6" draw:text-style-name="P6" draw:layer="layout" svg:width="0.747cm" svg:height="1.89cm" draw:transform="skewX (0.0654498469497873) rotate (0.42778019966381) translate (6.927cm 14.1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7" draw:text-style-name="P7" draw:layer="layout" svg:width="1.807cm" svg:height="3.667cm" svg:x="5.821cm" svg:y="13.4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18" draw:text-style-name="P7" draw:layer="layout" svg:width="0.239cm" svg:height="0.269cm" svg:x="6.424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18" draw:text-style-name="P7" draw:layer="layout" svg:width="0.239cm" svg:height="0.269cm" svg:x="6.82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76cm" svg:height="0.101cm" svg:x="6.896cm" svg:y="13.01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75cm" svg:height="0.101cm" svg:x="6.501cm" svg:y="13.01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9" draw:text-style-name="P8" draw:layer="layout" svg:width="0.617cm" svg:height="0.397cm" draw:transform="skewX (-0.0804596785169386) rotate (2.60979083050712) translate (6.592cm 17.48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9" draw:text-style-name="P8" draw:layer="layout" svg:width="0.619cm" svg:height="0.397cm" draw:transform="skewX (0.0778416846389472) rotate (-2.56790292845926) translate (7.492cm 17.16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3" draw:text-style-name="P8" draw:layer="layout" svg:width="0.36cm" svg:height="0.27cm" svg:x="6.546cm" svg:y="13.177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35">
          <draw:custom-shape draw:name="円/楕円 36" draw:style-name="gr20" draw:text-style-name="P6" draw:layer="layout" svg:width="0.872cm" svg:height="1.197cm" svg:x="12.63cm" svg:y="12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21" draw:text-style-name="P6" draw:layer="layout" svg:width="0.606cm" svg:height="1.363cm" draw:transform="skewX (-0.0820304748437335) rotate (-0.567930138598955) translate (12.503cm 13.2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22" draw:text-style-name="P6" draw:layer="layout" svg:width="0.603cm" svg:height="1.375cm" draw:transform="skewX (0.0645771823237902) rotate (0.427256600888212) translate (13.184cm 13.64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23" draw:text-style-name="P7" draw:layer="layout" svg:width="1.218cm" svg:height="2.674cm" svg:x="12.447cm" svg:y="13.0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18" draw:text-style-name="P7" draw:layer="layout" svg:width="0.191cm" svg:height="0.196cm" svg:x="12.789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18" draw:text-style-name="P7" draw:layer="layout" svg:width="0.194cm" svg:height="0.196cm" svg:x="13.165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06cm" svg:height="0.073cm" svg:x="13.227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061cm" svg:height="0.073cm" svg:x="12.848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44" draw:style-name="gr24" draw:text-style-name="P8" draw:layer="layout" svg:width="0.495cm" svg:height="0.289cm" draw:transform="skewX (-0.0794124809657421) rotate (2.61013989635752) translate (12.913cm 15.98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5" draw:style-name="gr24" draw:text-style-name="P8" draw:layer="layout" svg:width="0.5cm" svg:height="0.287cm" draw:transform="skewX (0.0729547627333629) rotate (-2.56860106016005) translate (13.626cm 15.72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6" draw:style-name="gr13" draw:text-style-name="P8" draw:layer="layout" svg:width="0.291cm" svg:height="0.198cm" svg:x="12.933cm" svg:y="12.88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五角形 69" draw:style-name="gr25" draw:text-style-name="P8" draw:layer="layout" svg:width="3.672cm" svg:height="1.873cm" draw:transform="skewX (0.0308923277602996) rotate (-2.95082816634681) translate (4.198cm 37.853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円/楕円 60" draw:style-name="gr26" draw:text-style-name="P6" draw:layer="layout" svg:width="5.862cm" svg:height="6.792cm" draw:transform="skewX (-0.0609119908946021) rotate (-0.39095375244673) translate (2.316cm 18.24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1" draw:style-name="gr27" draw:text-style-name="P6" draw:layer="layout" svg:width="3.852cm" svg:height="7.564cm" draw:transform="skewX (-0.0907571211037052) rotate (-2.61799387799149) translate (3.815cm 26.57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2" draw:style-name="gr28" draw:text-style-name="P6" draw:layer="layout" svg:width="4.057cm" svg:height="8.012cm" draw:transform="skewX (0.00645771823237904) rotate (1.83259571459405) translate (2.423cm 29.99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3" draw:style-name="gr29" draw:text-style-name="P7" draw:layer="layout" svg:width="8.516cm" svg:height="14.322cm" draw:transform="skewX (-0.0610865238198016) rotate (-0.39095375244673) translate (-0.273cm 21.55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4" draw:style-name="gr30" draw:text-style-name="P7" draw:layer="layout" svg:width="1.341cm" svg:height="1.121cm" draw:transform="skewX (-0.0605629250442032) rotate (-0.39095375244673) translate (2.845cm 19.62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5" draw:style-name="gr31" draw:text-style-name="P7" draw:layer="layout" svg:width="1.341cm" svg:height="1.122cm" draw:transform="skewX (-0.0623082542961976) rotate (-0.39095375244673) translate (5.252cm 20.61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6" draw:style-name="gr32" draw:text-style-name="P6" draw:layer="layout" svg:width="0.427cm" svg:height="0.423cm" draw:transform="skewX (0.0589921287174083) rotate (0.389208423194735) translate (5.396cm 21.29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7" draw:style-name="gr33" draw:text-style-name="P6" draw:layer="layout" svg:width="0.425cm" svg:height="0.422cm" draw:transform="skewX (0.0663225115757845) rotate (0.388859357344337) translate (3.018cm 20.31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五角形 68" draw:style-name="gr34" draw:text-style-name="P8" draw:layer="layout" svg:width="3.5cm" svg:height="1.613cm" draw:transform="skewX (-0.0902335223281068) rotate (2.24519154976551) translate (-2.398cm 37.8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ひし形 70" draw:style-name="gr35" draw:text-style-name="P8" draw:layer="layout" svg:width="2.013cm" svg:height="1.12cm" draw:transform="skewX (-0.0624827872213971) rotate (-0.391477351222329) translate (3.401cm 21.06cm)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g draw:name="グループ化 71">
          <draw:custom-shape draw:name="円/楕円 72" draw:style-name="gr36" draw:text-style-name="P6" draw:layer="layout" svg:width="0.638cm" svg:height="0.857cm" svg:x="10.124cm" svg:y="12.2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37" draw:text-style-name="P6" draw:layer="layout" svg:width="0.444cm" svg:height="0.975cm" draw:transform="skewX (-0.0797615468161409) rotate (-0.565486677646163) translate (9.957cm 12.79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38" draw:text-style-name="P6" draw:layer="layout" svg:width="0.441cm" svg:height="0.985cm" draw:transform="skewX (0.0668461103513829) rotate (0.428129265514209) translate (10.585cm 13.0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39" draw:text-style-name="P7" draw:layer="layout" svg:width="1.064cm" svg:height="1.913cm" svg:x="9.912cm" svg:y="12.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18" draw:text-style-name="P7" draw:layer="layout" svg:width="0.141cm" svg:height="0.139cm" svg:x="10.267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18" draw:text-style-name="P7" draw:layer="layout" svg:width="0.141cm" svg:height="0.139cm" svg:x="10.5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43cm" svg:height="0.053cm" svg:x="10.538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43cm" svg:height="0.053cm" svg:x="10.307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24" draw:text-style-name="P8" draw:layer="layout" svg:width="0.362cm" svg:height="0.208cm" draw:transform="skewX (-0.0815068760681352) rotate (2.61118709390872) translate (10.371cm 14.76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24" draw:text-style-name="P8" draw:layer="layout" svg:width="0.361cm" svg:height="0.207cm" draw:transform="skewX (0.0867428638241182) rotate (-2.56511040165607) translate (10.888cm 14.57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3" draw:text-style-name="P8" draw:layer="layout" svg:width="0.212cm" svg:height="0.139cm" svg:x="10.338cm" svg:y="12.50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テキスト ボックス 83" draw:style-name="gr40" draw:text-style-name="P10" draw:layer="layout" svg:width="6.4cm" svg:height="3.635cm" svg:x="11.5cm" svg:y="21.535cm">
          <text:p text:style-name="P9"><text:span text:style-name="T4">Excel</text:span><text:span text:style-name="T5">ファイル</text:span></text:p>
          <text:p text:style-name="P9"><text:span text:style-name="T5">100</text:span><text:span text:style-name="T5">個いっきに</text:span></text:p>
          <text:p text:style-name="P9"><text:span text:style-name="T5">読めるかな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1" draw:layer="layout" svg:width="3.5cm" svg:height="2.182cm" svg:x="-6cm" svg:y="23.818cm">
          <draw:text-box>
            <text:p><text:span text:style-name="T6">R 4.2</text:span><text:span text:style-name="T6">対応</text:span></text:p>
          </draw:text-box>
        </draw:frame>
        <draw:frame draw:style-name="gr42" draw:text-style-name="P12" draw:layer="layout" svg:width="7cm" svg:height="1.801cm" svg:x="11.3cm" svg:y="10.8cm">
          <draw:text-box>
            <text:p><text:span text:style-name="T7">著：やわらかクジラ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あずきフォントB1" svg:font-family="あずきフォントB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 style:writing-mode="lr-tb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draw:frame presentation:style-name="白紙-title" draw:layer="backgroundobjects" svg:width="14.579cm" svg:height="3.956cm" svg:x="1.81cm" svg:y="1.945cm" presentation:class="title" presentation:placeholder="true">
        <draw:text-box/>
      </draw:frame>
      <draw:frame presentation:style-name="白紙-outline1" draw:layer="backgroundobjects" svg:width="14.579cm" svg:height="13.744cm" svg:x="1.81cm" svg:y="6.545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19</meta:editing-cycles>
    <meta:creation-date>2020-08-30T06:48:42</meta:creation-date>
    <dc:date>2022-09-14T16:23:07.982000000</dc:date>
    <meta:editing-duration>PT2H7M46S</meta:editing-duration>
    <meta:generator>LibreOffice/7.3.0.3$Windows_X86_64 LibreOffice_project/0f246aa12d0eee4a0f7adcefbf7c878fc2238db3</meta:generator>
    <meta:document-statistic meta:object-count="89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